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Path.updateWorkPhone( XmlObject emp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lectPath.collectNames( XmlObject emp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